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07200000073D5CE3631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4cm"/>
    </style:style>
    <style:style style:name="gr3" style:family="graphic" style:parent-style-name="standard">
      <style:graphic-properties draw:stroke="none" draw:fill="none" fo:min-height="0.414cm"/>
    </style:style>
    <style:style style:name="P1" style:family="paragraph">
      <style:paragraph-properties fo:text-align="center"/>
    </style:style>
    <style:style style:name="P2" style:family="paragraph">
      <style:text-properties fo:font-family="'Bitstream Vera Serif'" style:font-family-generic="roman" style:font-pitch="variable" fo:text-shadow="1pt 1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Bitstream Vera Serif'" style:font-family-generic="roman" style:font-pitch="variable" fo:font-size="10pt" fo:text-shadow="1pt 1pt" style:font-size-asian="10pt" style:font-size-complex="10pt"/>
    </style:style>
    <style:style style:name="T1" style:family="text">
      <style:text-properties fo:font-family="'Bitstream Vera Serif'" style:font-family-generic="roman" style:font-pitch="variable" fo:text-shadow="1pt 1pt"/>
    </style:style>
    <style:style style:name="T2" style:family="text">
      <style:text-properties fo:font-family="'Bitstream Vera Serif'" style:font-family-generic="roman" style:font-pitch="variable" fo:font-size="10pt" fo:text-shadow="1pt 1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15cm" svg:height="3.042cm" svg:x="4.001cm" svg:y="4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7.001cm" svg:y="4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10.001cm" svg:y="4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13.001cm" svg:y="4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16.001cm" svg:y="4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4.002cm" svg:y="9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8.002cm" svg:y="9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12.002cm" svg:y="9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16.002cm" svg:y="9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4.002cm" svg:y="24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8.002cm" svg:y="24cm">
          <draw:image xlink:href="Pictures/100002010000007200000073D5CE3631.png" xlink:type="simple" xlink:show="embed" xlink:actuate="onLoad">
            <text:p/>
          </draw:image>
        </draw:frame>
        <draw:frame draw:style-name="gr2" draw:text-style-name="P2" draw:layer="layout" svg:width="10.2cm" svg:height="1.725cm" svg:x="6.2cm" svg:y="1.036cm">
          <draw:text-box>
            <text:p text:style-name="P1"><text:span text:style-name="T1">LEGEND OF GRIMROCK</text:span></text:p>
            <text:p text:style-name="P1"><text:span text:style-name="T1">MAGIC AND RUNES</text:span></text:p>
          </draw:text-box>
        </draw:frame>
        <draw:frame draw:style-name="gr2" draw:text-style-name="P2" draw:layer="layout" svg:width="3cm" svg:height="0.988cm" svg:x="1cm" svg:y="5cm">
          <draw:text-box>
            <text:p text:style-name="P1"><text:span text:style-name="T1">AIR</text:span></text:p>
          </draw:text-box>
        </draw:frame>
        <draw:frame draw:style-name="gr2" draw:text-style-name="P2" draw:layer="layout" svg:width="3cm" svg:height="0.988cm" svg:x="1cm" svg:y="10.012cm">
          <draw:text-box>
            <text:p text:style-name="P1"><text:span text:style-name="T1">EARTH</text:span></text:p>
          </draw:text-box>
        </draw:frame>
        <draw:frame draw:style-name="gr2" draw:text-style-name="P2" draw:layer="layout" svg:width="3cm" svg:height="0.988cm" svg:x="1cm" svg:y="15cm">
          <draw:text-box>
            <text:p text:style-name="P1"><text:span text:style-name="T1">FIRE</text:span></text:p>
          </draw:text-box>
        </draw:frame>
        <draw:frame draw:style-name="gr2" draw:text-style-name="P2" draw:layer="layout" svg:width="3cm" svg:height="0.988cm" svg:x="1cm" svg:y="20cm">
          <draw:text-box>
            <text:p text:style-name="P1"><text:span text:style-name="T1">ICE</text:span></text:p>
          </draw:text-box>
        </draw:frame>
        <draw:frame draw:style-name="gr2" draw:text-style-name="P2" draw:layer="layout" svg:width="3cm" svg:height="0.988cm" svg:x="1cm" svg:y="25cm">
          <draw:text-box>
            <text:p text:style-name="P1"><text:span text:style-name="T1">SPELL</text:span></text:p>
          </draw:text-box>
        </draw:frame>
        <draw:frame draw:style-name="gr3" draw:text-style-name="P4" draw:layer="layout" svg:width="3cm" svg:height="0.664cm" svg:x="1cm" svg:y="3.3cm">
          <draw:text-box>
            <text:p text:style-name="P3"><text:span text:style-name="T2">Name:</text:span></text:p>
          </draw:text-box>
        </draw:frame>
        <draw:frame draw:style-name="gr2" draw:text-style-name="P2" draw:layer="layout" svg:width="3cm" svg:height="0.988cm" svg:x="1cm" svg:y="5cm">
          <draw:text-box>
            <text:p text:style-name="P1"><text:span text:style-name="T1">AIR</text:span></text:p>
          </draw:text-box>
        </draw:frame>
        <draw:frame draw:style-name="gr3" draw:text-style-name="P4" draw:layer="layout" svg:width="3cm" svg:height="0.664cm" svg:x="1cm" svg:y="8.336cm">
          <draw:text-box>
            <text:p text:style-name="P3"><text:span text:style-name="T2">Name:</text:span></text:p>
          </draw:text-box>
        </draw:frame>
        <draw:frame draw:style-name="gr3" draw:text-style-name="P4" draw:layer="layout" svg:width="3cm" svg:height="0.664cm" svg:x="1cm" svg:y="13.336cm">
          <draw:text-box>
            <text:p text:style-name="P3"><text:span text:style-name="T2">Name:</text:span></text:p>
          </draw:text-box>
        </draw:frame>
        <draw:frame draw:style-name="gr3" draw:text-style-name="P4" draw:layer="layout" svg:width="3cm" svg:height="0.664cm" svg:x="1cm" svg:y="18.336cm">
          <draw:text-box>
            <text:p text:style-name="P3"><text:span text:style-name="T2">Name:</text:span></text:p>
          </draw:text-box>
        </draw:frame>
        <draw:frame draw:style-name="gr3" draw:text-style-name="P4" draw:layer="layout" svg:width="3cm" svg:height="0.664cm" svg:x="1cm" svg:y="23.336cm">
          <draw:text-box>
            <text:p text:style-name="P3"><text:span text:style-name="T2">Name:</text:span></text:p>
          </draw:text-box>
        </draw:frame>
        <draw:frame draw:style-name="gr3" draw:text-style-name="P4" draw:layer="layout" svg:width="3cm" svg:height="0.664cm" svg:x="1cm" svg:y="7cm">
          <draw:text-box>
            <text:p text:style-name="P3"><text:span text:style-name="T2">Level Req:</text:span></text:p>
          </draw:text-box>
        </draw:frame>
        <draw:frame draw:style-name="gr3" draw:text-style-name="P4" draw:layer="layout" svg:width="3cm" svg:height="0.664cm" svg:x="1cm" svg:y="12.036cm">
          <draw:text-box>
            <text:p text:style-name="P3"><text:span text:style-name="T2">Level Req:</text:span></text:p>
          </draw:text-box>
        </draw:frame>
        <draw:frame draw:style-name="gr3" draw:text-style-name="P4" draw:layer="layout" svg:width="3cm" svg:height="0.664cm" svg:x="1cm" svg:y="17.036cm">
          <draw:text-box>
            <text:p text:style-name="P3"><text:span text:style-name="T2">Level Req:</text:span></text:p>
          </draw:text-box>
        </draw:frame>
        <draw:frame draw:style-name="gr3" draw:text-style-name="P4" draw:layer="layout" svg:width="3cm" svg:height="0.664cm" svg:x="1cm" svg:y="22cm">
          <draw:text-box>
            <text:p text:style-name="P3"><text:span text:style-name="T2">Level Req:</text:span></text:p>
          </draw:text-box>
        </draw:frame>
        <draw:frame draw:style-name="gr3" draw:text-style-name="P4" draw:layer="layout" svg:width="3cm" svg:height="0.664cm" svg:x="1cm" svg:y="27cm">
          <draw:text-box>
            <text:p text:style-name="P3"><text:span text:style-name="T2">Level Req:</text:span></text:p>
          </draw:text-box>
        </draw:frame>
        <draw:frame draw:style-name="gr1" draw:text-style-name="P1" draw:layer="layout" svg:width="3.015cm" svg:height="3.042cm" svg:x="4.003cm" svg:y="14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8.003cm" svg:y="14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12.003cm" svg:y="14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16.003cm" svg:y="14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4.003cm" svg:y="19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8.003cm" svg:y="19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12.003cm" svg:y="19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16.003cm" svg:y="19cm">
          <draw:image xlink:href="Pictures/100002010000007200000073D5CE3631.png" xlink:type="simple" xlink:show="embed" xlink:actuate="onLoad">
            <text:p/>
          </draw:image>
        </draw:frame>
        <draw:frame draw:style-name="gr2" draw:text-style-name="P2" draw:layer="layout" svg:width="3cm" svg:height="0.988cm" svg:x="4cm" svg:y="7.012cm">
          <draw:text-box>
            <text:p text:style-name="P1"><text:span text:style-name="T1">4</text:span></text:p>
          </draw:text-box>
        </draw:frame>
        <draw:frame draw:style-name="gr2" draw:text-style-name="P2" draw:layer="layout" svg:width="3cm" svg:height="0.988cm" svg:x="7cm" svg:y="7cm">
          <draw:text-box>
            <text:p text:style-name="P1"><text:span text:style-name="T1">9</text:span></text:p>
          </draw:text-box>
        </draw:frame>
        <draw:frame draw:style-name="gr2" draw:text-style-name="P2" draw:layer="layout" svg:width="3cm" svg:height="0.988cm" svg:x="10cm" svg:y="7.012cm">
          <draw:text-box>
            <text:p text:style-name="P1"><text:span text:style-name="T1">14</text:span></text:p>
          </draw:text-box>
        </draw:frame>
        <draw:frame draw:style-name="gr2" draw:text-style-name="P2" draw:layer="layout" svg:width="3cm" svg:height="0.988cm" svg:x="13cm" svg:y="7.012cm">
          <draw:text-box>
            <text:p text:style-name="P1"><text:span text:style-name="T1">19</text:span></text:p>
          </draw:text-box>
        </draw:frame>
        <draw:frame draw:style-name="gr2" draw:text-style-name="P2" draw:layer="layout" svg:width="3cm" svg:height="0.988cm" svg:x="16cm" svg:y="7.012cm">
          <draw:text-box>
            <text:p text:style-name="P1"><text:span text:style-name="T1">22</text:span></text:p>
          </draw:text-box>
        </draw:frame>
        <draw:frame draw:style-name="gr2" draw:text-style-name="P2" draw:layer="layout" svg:width="3cm" svg:height="0.988cm" svg:x="4cm" svg:y="12.012cm">
          <draw:text-box>
            <text:p text:style-name="P1"><text:span text:style-name="T1">3</text:span></text:p>
          </draw:text-box>
        </draw:frame>
        <draw:frame draw:style-name="gr2" draw:text-style-name="P2" draw:layer="layout" svg:width="3cm" svg:height="0.988cm" svg:x="8cm" svg:y="12.012cm">
          <draw:text-box>
            <text:p text:style-name="P1"><text:span text:style-name="T1">7</text:span></text:p>
          </draw:text-box>
        </draw:frame>
        <draw:frame draw:style-name="gr2" draw:text-style-name="P2" draw:layer="layout" svg:width="3cm" svg:height="0.988cm" svg:x="12cm" svg:y="12cm">
          <draw:text-box>
            <text:p text:style-name="P1"><text:span text:style-name="T1">11</text:span></text:p>
          </draw:text-box>
        </draw:frame>
        <draw:frame draw:style-name="gr2" draw:text-style-name="P2" draw:layer="layout" svg:width="3cm" svg:height="0.988cm" svg:x="16cm" svg:y="12.012cm">
          <draw:text-box>
            <text:p text:style-name="P1"><text:span text:style-name="T1">13</text:span></text:p>
          </draw:text-box>
        </draw:frame>
        <draw:frame draw:style-name="gr2" draw:text-style-name="P2" draw:layer="layout" svg:width="3cm" svg:height="0.988cm" svg:x="4cm" svg:y="17.012cm">
          <draw:text-box>
            <text:p text:style-name="P1"><text:span text:style-name="T1">2</text:span></text:p>
          </draw:text-box>
        </draw:frame>
        <draw:frame draw:style-name="gr2" draw:text-style-name="P2" draw:layer="layout" svg:width="3cm" svg:height="0.988cm" svg:x="8cm" svg:y="17.012cm">
          <draw:text-box>
            <text:p text:style-name="P1"><text:span text:style-name="T1">7</text:span></text:p>
          </draw:text-box>
        </draw:frame>
        <draw:frame draw:style-name="gr2" draw:text-style-name="P2" draw:layer="layout" svg:width="3cm" svg:height="0.988cm" svg:x="12cm" svg:y="17cm">
          <draw:text-box>
            <text:p text:style-name="P1"><text:span text:style-name="T1">13</text:span></text:p>
          </draw:text-box>
        </draw:frame>
        <draw:frame draw:style-name="gr2" draw:text-style-name="P2" draw:layer="layout" svg:width="3cm" svg:height="0.988cm" svg:x="16cm" svg:y="17.012cm">
          <draw:text-box>
            <text:p text:style-name="P1"><text:span text:style-name="T1">16</text:span></text:p>
          </draw:text-box>
        </draw:frame>
        <draw:frame draw:style-name="gr2" draw:text-style-name="P2" draw:layer="layout" svg:width="3cm" svg:height="0.988cm" svg:x="4cm" svg:y="22.012cm">
          <draw:text-box>
            <text:p text:style-name="P1"><text:span text:style-name="T1">3</text:span></text:p>
          </draw:text-box>
        </draw:frame>
        <draw:frame draw:style-name="gr2" draw:text-style-name="P2" draw:layer="layout" svg:width="3cm" svg:height="0.988cm" svg:x="8cm" svg:y="22.012cm">
          <draw:text-box>
            <text:p text:style-name="P1"><text:span text:style-name="T1">7</text:span></text:p>
          </draw:text-box>
        </draw:frame>
        <draw:frame draw:style-name="gr2" draw:text-style-name="P2" draw:layer="layout" svg:width="3cm" svg:height="0.988cm" svg:x="12cm" svg:y="22cm">
          <draw:text-box>
            <text:p text:style-name="P1"><text:span text:style-name="T1">13</text:span></text:p>
          </draw:text-box>
        </draw:frame>
        <draw:frame draw:style-name="gr2" draw:text-style-name="P2" draw:layer="layout" svg:width="3cm" svg:height="0.988cm" svg:x="16cm" svg:y="22.012cm">
          <draw:text-box>
            <text:p text:style-name="P1"><text:span text:style-name="T1">19</text:span></text:p>
          </draw:text-box>
        </draw:frame>
        <draw:frame draw:style-name="gr2" draw:text-style-name="P2" draw:layer="layout" svg:width="3cm" svg:height="0.988cm" svg:x="4cm" svg:y="27cm">
          <draw:text-box>
            <text:p text:style-name="P1"><text:span text:style-name="T1">5</text:span></text:p>
          </draw:text-box>
        </draw:frame>
        <draw:frame draw:style-name="gr2" draw:text-style-name="P2" draw:layer="layout" svg:width="3cm" svg:height="0.988cm" svg:x="8cm" svg:y="27.012cm">
          <draw:text-box>
            <text:p text:style-name="P1"><text:span text:style-name="T1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1T20:05:00.21</meta:creation-date>
    <dc:date>2012-04-21T21:11:40.32</dc:date>
    <meta:editing-duration>PT31M46S</meta:editing-duration>
    <meta:editing-cycles>2</meta:editing-cycles>
    <meta:generator>LibreOffice/3.4$Win32 LibreOffice_project/340m1$Build-502</meta:generator>
    <meta:document-statistic meta:object-count="55"/>
  </office:meta>
</office:document-meta>
</file>